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Poly order</text:p>
          </table:table-cell>
          <table:table-cell table:style-name="Default"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2780751796323" calcext:value-type="float">
            <text:p>3.28E-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79262246905255" calcext:value-type="float">
            <text:p>2.79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12395018908939" calcext:value-type="float">
            <text:p>1.2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128781378929382" calcext:value-type="float">
            <text:p>1.2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149082155140812" calcext:value-type="float">
            <text:p>1.49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217460066567612" calcext:value-type="float">
            <text:p>2.1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200878878565952" calcext:value-type="float">
            <text:p>2.01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278803005540539" calcext:value-type="float">
            <text:p>2.79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291261883732399" calcext:value-type="float">
            <text:p>2.9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09-16T09:55:26.155817880</dc:date>
    <meta:editing-duration>PT32M27S</meta:editing-duration>
    <meta:editing-cycles>11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7.229cm" svg:y="1.275cm" chart:style-name="ch3">
          <text:p>L2 norm</text:p>
        </chart:subtitle>
        <chart:legend chart:legend-position="end" svg:x="13.016cm" svg:y="4.201cm" style:legend-expansion="high" chart:style-name="ch4"/>
        <chart:plot-area chart:style-name="ch5" table:cell-range-address="Sheet1.A1:Sheet1.B10" chart:data-source-has-labels="row" svg:x="1.331cm" svg:y="2.138cm" svg:width="11.365cm" svg:height="5.701cm">
          <chartooo:coordinate-region svg:x="2.958cm" svg:y="2.338cm" svg:width="9.55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000000200878878565952">
                <text:p>0.0000000200878878565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0000000278803005540539">
                <text:p>0.0000000278803005540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0000000291261883732399">
                <text:p>0.0000000291261883732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